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20c" officeooo:paragraph-rsid="000ff20c"/>
    </style:style>
    <style:style style:name="P2" style:family="paragraph" style:parent-style-name="Standard">
      <style:text-properties officeooo:rsid="000ff20c" officeooo:paragraph-rsid="0010c1cb"/>
    </style:style>
    <style:style style:name="P3" style:family="paragraph" style:parent-style-name="Standard">
      <style:text-properties officeooo:rsid="000ff20c" officeooo:paragraph-rsid="00141082"/>
    </style:style>
    <style:style style:name="P4" style:family="paragraph" style:parent-style-name="Standard">
      <style:text-properties officeooo:rsid="0010c1cb" officeooo:paragraph-rsid="0010c1cb"/>
    </style:style>
    <style:style style:name="P5" style:family="paragraph" style:parent-style-name="Standard">
      <style:text-properties officeooo:rsid="0012a9a3" officeooo:paragraph-rsid="0012a9a3"/>
    </style:style>
    <style:style style:name="P6" style:family="paragraph" style:parent-style-name="Standard">
      <style:text-properties officeooo:rsid="001553d1" officeooo:paragraph-rsid="001553d1"/>
    </style:style>
    <style:style style:name="P7" style:family="paragraph" style:parent-style-name="Standard">
      <style:text-properties officeooo:rsid="000ff20c" officeooo:paragraph-rsid="00141082"/>
    </style:style>
    <style:style style:name="P8" style:family="paragraph" style:parent-style-name="Standard">
      <style:text-properties officeooo:rsid="000ff20c" officeooo:paragraph-rsid="0015892b"/>
    </style:style>
    <style:style style:name="P9" style:family="paragraph" style:parent-style-name="Standard">
      <style:text-properties officeooo:rsid="000ff20c" officeooo:paragraph-rsid="0018b46f"/>
    </style:style>
    <style:style style:name="P10" style:family="paragraph" style:parent-style-name="Standard">
      <style:text-properties officeooo:rsid="000ff20c" officeooo:paragraph-rsid="001c486b"/>
    </style:style>
    <style:style style:name="P11" style:family="paragraph" style:parent-style-name="Standard">
      <style:text-properties officeooo:rsid="000ff20c" officeooo:paragraph-rsid="001dd474"/>
    </style:style>
    <style:style style:name="P12" style:family="paragraph" style:parent-style-name="Standard">
      <style:text-properties officeooo:rsid="0015892b" officeooo:paragraph-rsid="0015892b"/>
    </style:style>
    <style:style style:name="P13" style:family="paragraph" style:parent-style-name="Standard">
      <style:text-properties fo:font-weight="normal" officeooo:rsid="000ff20c" officeooo:paragraph-rsid="001dd474" style:font-weight-asian="normal" style:font-weight-complex="normal"/>
    </style:style>
    <style:style style:name="P14" style:family="paragraph" style:parent-style-name="Standard">
      <style:text-properties fo:font-weight="normal" officeooo:rsid="001f3fe9" officeooo:paragraph-rsid="001f3fe9" style:font-weight-asian="normal" style:font-weight-complex="normal"/>
    </style:style>
    <style:style style:name="P15" style:family="paragraph" style:parent-style-name="Standard">
      <style:text-properties fo:font-weight="normal" officeooo:rsid="001fe8f5" officeooo:paragraph-rsid="001fe8f5" style:font-weight-asian="normal" style:font-weight-complex="normal"/>
    </style:style>
    <style:style style:name="P1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color="#cccccc" loext:opacity="100%" style:font-name="Droid Sans Mono" fo:font-size="10.5pt" fo:font-weight="normal" officeooo:rsid="000ff20c" officeooo:paragraph-rsid="0015892b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0ff20c" officeooo:paragraph-rsid="001c486b" fo:background-color="#1f1f1f" style:font-weight-asian="bold" style:font-weight-complex="bold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text-properties officeooo:rsid="0019dd68" officeooo:paragraph-rsid="0019dd68"/>
    </style:style>
    <style:style style:name="P21" style:family="paragraph" style:parent-style-name="Standard">
      <style:text-properties officeooo:rsid="001c486b" officeooo:paragraph-rsid="001c486b"/>
    </style:style>
    <style:style style:name="P22" style:family="paragraph" style:parent-style-name="Standard">
      <style:text-properties fo:font-weight="bold" officeooo:rsid="000ff20c" officeooo:paragraph-rsid="001c486b" style:font-weight-asian="bold" style:font-weight-complex="bold"/>
    </style:style>
    <style:style style:name="P23" style:family="paragraph" style:parent-style-name="Standard">
      <style:text-properties officeooo:rsid="001dd474" officeooo:paragraph-rsid="001dd474"/>
    </style:style>
    <style:style style:name="T1" style:family="text">
      <style:text-properties officeooo:rsid="0015892b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officeooo:rsid="001777cc"/>
    </style:style>
    <style:style style:name="T8" style:family="text">
      <style:text-properties officeooo:rsid="001777cc"/>
    </style:style>
    <style:style style:name="T9" style:family="text">
      <style:text-properties officeooo:rsid="001784b1"/>
    </style:style>
    <style:style style:name="T10" style:family="text">
      <style:text-properties fo:color="#dcdcaa" loext:opacity="100%"/>
    </style:style>
    <style:style style:name="T11" style:family="text">
      <style:text-properties fo:color="#9cdcfe" loext:opacity="100%"/>
    </style:style>
    <style:style style:name="T12" style:family="text">
      <style:text-properties fo:color="#c586c0" loext:opacity="100%"/>
    </style:style>
    <style:style style:name="T13" style:family="text">
      <style:text-properties fo:color="#ce9178" loext:opacity="100%"/>
    </style:style>
    <style:style style:name="T14" style:family="text">
      <style:text-properties officeooo:rsid="001a70c5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ção do Ambiente</text:p>
      <text:p text:style-name="P1">-------------------------------------------------------</text:p>
      <text:p text:style-name="P1">- ctrl alt T</text:p>
      <text:p text:style-name="P1">- sudo apt install git</text:p>
      <text:p text:style-name="P1">- sudo apt install openjdk-18-jre-headless</text:p>
      <text:p text:style-name="P1">- sudo apt install openjdk-18-jdk-headless</text:p>
      <text:p text:style-name="P1">- sudo snap install code –classic</text:p>
      <text:p text:style-name="P1"/>
      <text:p text:style-name="P1">-------------------------------------------------------</text:p>
      <text:p text:style-name="P4">What spring can do?</text:p>
      <text:p text:style-name="P1">-------------------------------------------------------</text:p>
      <text:p text:style-name="P4">- Reactive</text:p>
      <text:p text:style-name="P4">- Cloud</text:p>
      <text:p text:style-name="P4">- Web Apps</text:p>
      <text:p text:style-name="P4">- Event Driver</text:p>
      <text:p text:style-name="P4">- Batch</text:p>
      <text:p text:style-name="P4"/>
      <text:p text:style-name="P2">-------------------------------------------------------</text:p>
      <text:p text:style-name="P4">New Spring Project</text:p>
      <text:p text:style-name="P2">-------------------------------------------------------</text:p>
      <text:p text:style-name="P2"><text:a xlink:type="simple" xlink:href="https://start.spring.io/" text:style-name="Internet_20_link" text:visited-style-name="Visited_20_Internet_20_Link">https://start.spring.io/</text:a></text:p>
      <text:p text:style-name="P5">Adicionar dependencias</text:p>
      <text:p text:style-name="P5">Gradle ou Maven – Gerencia dependencias</text:p>
      <text:p text:style-name="P5">Linguagem Java</text:p>
      <text:p text:style-name="P5">Spring 3.1.2</text:p>
      <text:p text:style-name="P5"/>
      <text:p text:style-name="P5">Project Metadata</text:p>
      <text:p text:style-name="P5">* Group – com.deliverygdg</text:p>
      <text:p text:style-name="P5">* Artifact – AppDelivery</text:p>
      <text:p text:style-name="P5">* Name – AppDelivery</text:p>
      <text:p text:style-name="P5">* Description - Software developed in backend w spring course at GDG / IFG</text:p>
      <text:p text:style-name="P5">* Package Name - com.deliverygdg.AppDelivery</text:p>
      <text:p text:style-name="P5">* Packaging – Jar</text:p>
      <text:p text:style-name="P5">* Java – 17 (must be lower than java version on pc).</text:p>
      <text:p text:style-name="P5"/>
      <text:p text:style-name="P5">Add spring Web dependency</text:p>
      <text:p text:style-name="P5"/>
      <text:p text:style-name="P3">-------------------------------------------------------</text:p>
      <text:p text:style-name="P6">Initialize Spring</text:p>
      <text:p text:style-name="P3">-------------------------------------------------------</text:p>
      <text:p text:style-name="P6">- Extract zip file on project folder</text:p>
      <text:p text:style-name="P6">- Open with vscode</text:p>
      <text:p text:style-name="P6">- wait for vscode initialization of project</text:p>
      <text:p text:style-name="P6">- <text:span text:style-name="T9">src/main/java/...</text:span></text:p>
      <text:p text:style-name="P6">- <text:span text:style-name="T1">java projects (bottom-left) – click on debug/run <text:s/>btn right besides the project name</text:span></text:p>
      <text:p text:style-name="P6">- <text:span text:style-name="T1">check in terminal if project has started and check if tomcat port is 8080</text:span></text:p>
      <text:p text:style-name="P6">localhost:8080</text:p>
      <text:p text:style-name="P8">-------------------------------------------------------</text:p>
      <text:p text:style-name="P12">Hello World</text:p>
      <text:p text:style-name="P8">-------------------------------------------------------</text:p>
      <text:p text:style-name="P8"><text:span text:style-name="T2">@</text:span><text:span text:style-name="T4">RestController</text:span></text:p>
      <text:p text:style-name="P17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3">RestController</text:span>;</text:p>
      <text:p text:style-name="P8"/>
      <text:p text:style-name="P17"><text:soft-page-break/>@<text:span text:style-name="T8">Get</text:span><text:span text:style-name="T3">Mapping</text:span></text:p>
      <text:p text:style-name="P17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7">Get</text:span><text:span text:style-name="T3">Mapping</text:span>;</text:p>
      <text:p text:style-name="P8"/>
      <text:p text:style-name="P8"/>
      <text:p text:style-name="P17"><text:span text:style-name="T5">package</text:span> <text:span text:style-name="T3">com</text:span><text:span text:style-name="T6">.</text:span><text:span text:style-name="T3">deliverygdg</text:span><text:span text:style-name="T6">.</text:span><text:span text:style-name="T3">AppDelivery</text:span>;</text:p>
      <text:p text:style-name="P19"/>
      <text:p text:style-name="P16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boot</text:span><text:span text:style-name="T6">.</text:span><text:span text:style-name="T3">SpringApplication</text:span>;</text:p>
      <text:p text:style-name="P16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boot</text:span><text:span text:style-name="T6">.</text:span><text:span text:style-name="T3">autoconfigure</text:span><text:span text:style-name="T6">.</text:span><text:span text:style-name="T3">SpringBootApplication</text:span>;</text:p>
      <text:p text:style-name="P16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3">GetMapping</text:span>;</text:p>
      <text:p text:style-name="P16"><text:span text:style-name="T5">import</text:span> <text:span text:style-name="T3">org</text:span><text:span text:style-name="T6">.</text:span><text:span text:style-name="T3">springframework</text:span><text:span text:style-name="T6">.</text:span><text:span text:style-name="T3">web</text:span><text:span text:style-name="T6">.</text:span><text:span text:style-name="T3">bind</text:span><text:span text:style-name="T6">.</text:span><text:span text:style-name="T3">annotation</text:span><text:span text:style-name="T6">.</text:span><text:span text:style-name="T3">RestController</text:span>;</text:p>
      <text:p text:style-name="P19"/>
      <text:p text:style-name="P16">@<text:span text:style-name="T3">SpringBootApplication</text:span></text:p>
      <text:p text:style-name="P16">@<text:span text:style-name="T3">RestController</text:span></text:p>
      <text:p text:style-name="P16"><text:span text:style-name="T5">public</text:span> <text:span text:style-name="T5">class</text:span> <text:span text:style-name="T3">AppDeliveryApplication</text:span> {</text:p>
      <text:p text:style-name="P19"/>
      <text:p text:style-name="P16"><text:span text:style-name="T5">public</text:span> <text:span text:style-name="T5">static</text:span> <text:span text:style-name="T3">void</text:span> <text:span text:style-name="T10">main</text:span>(<text:span text:style-name="T3">String</text:span>[] <text:span text:style-name="T11">args</text:span>) {</text:p>
      <text:p text:style-name="P16"><text:span text:style-name="T3">SpringApplication</text:span>.<text:span text:style-name="T10">run</text:span>(<text:span text:style-name="T3">AppDeliveryApplication</text:span>.<text:span text:style-name="T12">class</text:span>, <text:span text:style-name="T11">args</text:span>);</text:p>
      <text:p text:style-name="P16">}</text:p>
      <text:p text:style-name="P19"/>
      <text:p text:style-name="P16">@<text:span text:style-name="T3">GetMapping</text:span>(<text:span text:style-name="T13">"/hello"</text:span>)</text:p>
      <text:p text:style-name="P16"><text:span text:style-name="T5">public</text:span> <text:span text:style-name="T3">String</text:span> <text:span text:style-name="T10">hello</text:span>() {</text:p>
      <text:p text:style-name="P16"><text:span text:style-name="T12">return</text:span> <text:span text:style-name="T13">"Hello World"</text:span>;</text:p>
      <text:p text:style-name="P16">}</text:p>
      <text:p text:style-name="P19"/>
      <text:p text:style-name="P16">}</text:p>
      <text:p text:style-name="P8"/>
      <text:p text:style-name="P9">-------------------------------------------------------</text:p>
      <text:p text:style-name="P20">Requisições</text:p>
      <text:p text:style-name="P9">-------------------------------------------------------</text:p>
      <text:p text:style-name="P20">Post → <text:span text:style-name="T14">create new resources</text:span></text:p>
      <text:p text:style-name="P20">Put/Patch → <text:span text:style-name="T14">Alterar dados no sistema</text:span></text:p>
      <text:p text:style-name="P20">Get (@GetMapping)→ Read a representation of a resource</text:p>
      <text:p text:style-name="P20">Delete → <text:span text:style-name="T14">delete a resource</text:span></text:p>
      <text:p text:style-name="P20"/>
      <text:p text:style-name="P20"/>
      <text:p text:style-name="P10">-------------------------------------------------------</text:p>
      <text:p text:style-name="P21">Request Param</text:p>
      <text:p text:style-name="P10">-------------------------------------------------------</text:p>
      <text:p text:style-name="P22"><text:a xlink:type="simple" xlink:href="http://localhost:8080/hello?name=Breno" text:style-name="Internet_20_link" text:visited-style-name="Visited_20_Internet_20_Link">http://localhost:8080/hello?name=Breno</text:a></text:p>
      <text:p text:style-name="P22"/>
      <text:p text:style-name="P18">@<text:span text:style-name="T3">GetMapping</text:span>(<text:span text:style-name="T13">"/hello"</text:span>)</text:p>
      <text:p text:style-name="P16"><text:span text:style-name="T5">public</text:span> <text:span text:style-name="T3">String</text:span> <text:span text:style-name="T10">hello</text:span>(@<text:span text:style-name="T3">RequestParam</text:span>(<text:span text:style-name="T10">value</text:span><text:span text:style-name="T6">=</text:span><text:span text:style-name="T13">"name"</text:span>) <text:span text:style-name="T3">String</text:span> <text:span text:style-name="T11">name</text:span>) {</text:p>
      <text:p text:style-name="P16"><text:span text:style-name="T12"><text:tab/>return</text:span> <text:span text:style-name="T13">"Hello "</text:span> <text:span text:style-name="T6">+</text:span> <text:span text:style-name="T11">name</text:span>;</text:p>
      <text:p text:style-name="P16">}</text:p>
      <text:p text:style-name="P22"/>
      <text:p text:style-name="P11">-------------------------------------------------------</text:p>
      <text:p text:style-name="P23">GIT</text:p>
      <text:p text:style-name="P13">-------------------------------------------------------</text:p>
      <text:p text:style-name="P14">abrir a pasta do proj no terminal</text:p>
      <text:p text:style-name="P14">git init</text:p>
      <text:p text:style-name="P14">git status</text:p>
      <text:p text:style-name="P14">git add .</text:p>
      <text:p text:style-name="P14"><text:soft-page-break/>git status</text:p>
      <text:p text:style-name="P15">git add &lt;nomedoarquivo&gt;</text:p>
      <text:p text:style-name="P15">git commit -m “Aula 01”</text:p>
      <text:p text:style-name="P15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4:45:30.513877394</meta:creation-date>
    <dc:date>2023-08-12T16:15:45.157346461</dc:date>
    <meta:editing-duration>PT48M5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90" meta:word-count="282" meta:character-count="2902" meta:non-whitespace-character-count="2701"/>
  </office:meta>
</office:document-meta>
</file>